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x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name">
          <text:span text:style-name="rststyle-tag">Source</text:span>
        </text:span>
        <text:span text:style-name="rststyle-punctuation">: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name">
          <text:span text:style-name="rststyle-tag">Files</text:span>
        </text:span>
        <text:span text:style-name="rststyle-punctuation">:</text:span>
        <text:span text:style-name="rststyle-error">*</text:span>
        <text:span text:style-name="rststyle-name">
          <text:span text:style-name="rststyle-tag">Copyright</text:span>
        </text:span>
        <text:span text:style-name="rststyle-punctuation">: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name">
          <text:span text:style-name="rststyle-tag">License</text:span>
        </text:span>
        <text:span text:style-name="rststyle-punctuation">: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name">
          <text:span text:style-name="rststyle-tag">License</text:span>
        </text:span>
        <text:span text:style-name="rststyle-punctuation">: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name">
          <text:span text:style-name="rststyle-tag">Section</text:span>
        </text:span>
        <text:span text:style-name="rststyle-punctuation">: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name">
          <text:span text:style-name="rststyle-tag">Priority</text:span>
        </text:span>
        <text:span text:style-name="rststyle-punctuation">: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name">
          <text:span text:style-name="rststyle-tag">Maintainer</text:span>
        </text:span>
        <text:span text:style-name="rststyle-punctuation">: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name">
          <text:span text:style-name="rststyle-tag">Homepage</text:span>
        </text:span>
        <text:span text:style-name="rststyle-punctuation">: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name">
          <text:span text:style-name="rststyle-tag">Package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name">
          <text:span text:style-name="rststyle-tag">Depends</text:span>
        </text:span>
        <text:span text:style-name="rststyle-punctuation">: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name">
          <text:span text:style-name="rststyle-tag">Description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name">
          <text:span text:style-name="rststyle-function">%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comment">
          <text:span text:style-name="rststyle-single"># dh clean
</text:span>
        </text:span>
        <text:span text:style-name="rststyle-comment">
          <text:span text:style-name="rststyle-single"># dh build
</text:span>
       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name">
          <text:span text:style-name="rststyle-function">clean</text:span>
        </text:span>
        <text:span text:style-name="rststyle-operator">:</text:span>
        <text:span text:style-name="rststyle-name">
          <text:span text:style-name="rststyle-function">build</text:span>
        </text:span>
        <text:span text:style-name="rststyle-operator">:</text:span>
        <text:span text:style-name="rststyle-operator">=</text:span>
        <text:span text:style-name="rststyle-comment">
          <text:span text:style-name="rststyle-preproc">        : dh build yerine aşağıdaki komutları yazabiliriz.
</text:span>
        </text:span>
        <text:span text:style-name="rststyle-name">
          <text:span text:style-name="rststyle-variable">DESTDIR</text:span>
        </text:span>
        <text:span text:style-name="rststyle-operator">=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punctuation">;</text:span>
        <text:span text:style-name="rststyle-name">
          <text:span text:style-name="rststyle-variable">urgency</text:span>
        </text:span>
        <text:span text:style-name="rststyle-operator">=</text:span>
        <text:span text:style-name="rststyle-operator">[</text:span>
        <text:span text:style-name="rststyle-operator">]</text:span>
        <text:span text:style-name="rststyle-literal">
          <text:span text:style-name="rststyle-number">31</text:span>
        </text:span>
        <text:span text:style-name="rststyle-literal">
          <text:span text:style-name="rststyle-number">2021</text:span>
        </text:span>
        <text:span text:style-name="rststyle-literal">
          <text:span text:style-name="rststyle-number">13</text:span>
       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operator">&amp;&amp;</text:span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keyword">in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01T12:51:46</meta:creation-date>
    <dc:creator>a</dc:creator>
    <dc:date>2021-10-01T12:51:46</dc:date>
    <dc:language>en-US</dc:language>
    <meta:editing-cycles>1</meta:editing-cycles>
    <meta:editing-duration>PT00M01S</meta:editing-duration>
    <dc:title>Debian paket yapımı</dc:title>
  </office:meta>
</office:document-meta>
</file>